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stroke="none" svg:stroke-color="#000000" draw:fill="none" draw:fill-color="#ffffff" fo:min-height="2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.5pt" style:font-size-asian="10.5pt" style:font-size-complex="10.5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id="id5" draw:layer="layout" svg:width="8.5cm" svg:height="1cm" svg:x="7.364cm" svg:y="2.35cm">
          <text:p text:style-name="P1"><text:span text:style-name="T1">Declaração de variáveis, todas rea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1.636cm" svg:height="0.596cm" svg:x="10.786cm" svg:y="0.904cm">
          <text:p text:style-name="P1"><text:span text:style-name="T1">INICI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id="id1" draw:layer="layout" svg:width="3.055cm" svg:height="2.5cm" svg:x="10.078cm" svg:y="8.326cm">
          <text:p text:style-name="P1"><text:span text:style-name="T1">I = 64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2" draw:layer="layout" svg:width="6.5cm" svg:height="1.5cm" svg:x="2.1cm" svg:y="8.81cm">
          <text:p text:style-name="P1"><text:span text:style-name="T1">I = I +1</text:span></text:p>
          <text:p text:style-name="P1"><text:span text:style-name="T1">qtde_graos = qtde_graos *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078cm" svg:y1="9.575cm" svg:x2="8.6cm" svg:y2="9.56cm" draw:start-shape="id1" draw:start-glue-point="5" draw:end-shape="id2" svg:d="m10078 9575-1478-15">
          <text:p/>
        </draw:connector>
        <draw:custom-shape draw:style-name="gr3" draw:text-style-name="P1" draw:id="id3" draw:layer="layout" svg:width="1cm" svg:height="1cm" svg:x="11.104cm" svg:y="6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5.349cm" svg:y1="8.81cm" svg:x2="11.104cm" svg:y2="6.599cm" draw:start-shape="id2" draw:start-glue-point="4" draw:end-shape="id3" draw:end-glue-point="6" svg:d="m5349 8810v-2211h5755">
          <text:p/>
        </draw:connector>
        <draw:connector draw:style-name="gr2" draw:text-style-name="P1" draw:layer="layout" svg:x1="11.603cm" svg:y1="7.1cm" svg:x2="11.605cm" svg:y2="8.326cm" draw:start-shape="id3" draw:start-glue-point="8" draw:end-shape="id1" draw:end-glue-point="4" svg:d="m11603 7100v613h2v613">
          <text:p/>
        </draw:connector>
        <draw:frame draw:style-name="gr4" draw:text-style-name="P3" draw:layer="layout" svg:width="1.5cm" svg:height="0.747cm" svg:x="8.9cm" svg:y="8.804cm">
          <draw:text-box>
            <text:p><text:span text:style-name="T2">Não </text:span></text:p>
          </draw:text-box>
        </draw:frame>
        <draw:connector draw:style-name="gr2" draw:text-style-name="P1" draw:layer="layout" svg:x1="11.603cm" svg:y1="1.5cm" svg:x2="11.613cm" svg:y2="2.35cm" draw:start-shape="id4" draw:start-glue-point="6" draw:end-shape="id5" draw:end-glue-point="4" svg:d="m11603 1500v426h10v424">
          <text:p/>
        </draw:connector>
        <draw:custom-shape draw:style-name="gr1" draw:text-style-name="P2" draw:id="id6" draw:layer="layout" svg:width="6.8cm" svg:height="2cm" svg:x="1.4cm" svg:y="13.9cm">
          <text:p text:style-name="P1"><text:span text:style-name="T1">qtde_graos = qtde_graos – 1</text:span></text:p>
          <text:p text:style-name="P1"><text:span text:style-name="T1">Calcula massa_graos</text:span></text:p>
          <text:p text:style-name="P1"><text:span text:style-name="T1">Calcula qtde_sac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1.605cm" svg:y1="10.826cm" svg:x2="4.799cm" svg:y2="13.9cm" draw:start-shape="id1" draw:start-glue-point="6" draw:end-shape="id6" draw:end-glue-point="4" svg:d="m11605 10826v1538h-6806v1536">
          <text:p/>
        </draw:connector>
        <draw:frame draw:style-name="gr4" draw:text-style-name="P3" draw:layer="layout" svg:width="1.5cm" svg:height="0.747cm" svg:x="9.9cm" svg:y="10.8cm">
          <draw:text-box>
            <text:p><text:span text:style-name="T2">Sim</text:span></text:p>
          </draw:text-box>
        </draw:frame>
        <draw:custom-shape draw:style-name="gr1" draw:text-style-name="P4" draw:id="id13" draw:layer="layout" svg:width="9.5cm" svg:height="2.1cm" svg:x="6.14cm" svg:y="24.914cm">
          <text:p text:style-name="P1"><text:span text:style-name="T2">Mostrar qtde_graos, qtde_sacosr,</text:span></text:p>
          <text:p text:style-name="P1"><text:span text:style-name="T2">massa_graos, massa_tota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id="id14" draw:layer="layout" svg:width="1.636cm" svg:height="0.596cm" svg:x="17.738cm" svg:y="24.1cm">
          <text:p text:style-name="P1"><text:span text:style-name="T1">FI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8.2cm" svg:y1="14.899cm" svg:x2="9.6cm" svg:y2="14.899cm" draw:start-shape="id6" draw:start-glue-point="7" draw:end-shape="id7" draw:end-glue-point="5" svg:d="m8200 14899h1400">
          <text:p/>
        </draw:connector>
        <draw:custom-shape draw:style-name="gr1" draw:text-style-name="P2" draw:id="id10" draw:layer="layout" svg:width="8.5cm" svg:height="1cm" svg:x="7.364cm" svg:y="4.138cm">
          <text:p text:style-name="P1"><text:span text:style-name="T1">Contador i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5.5cm" svg:height="3cm" svg:x="9.6cm" svg:y="13.4cm">
          <text:p text:style-name="P1"><text:span text:style-name="T1">qtde_graos não é</text:span></text:p>
          <text:p text:style-name="P1"><text:span text:style-name="T1">no. inteiro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8" draw:layer="layout" svg:width="6.8cm" svg:height="2cm" svg:x="1.4cm" svg:y="18.6cm">
          <text:p text:style-name="P1"><text:span text:style-name="T1">Arredonda para inteiro</text:span></text:p>
          <text:p text:style-name="P1"><text:span text:style-name="T1">Imediatamente menor e soma </text:span></text:p>
          <text:p text:style-name="P1"><text:span text:style-name="T1">1, armazenando em </text:span></text:p>
          <text:p text:style-name="P1"><text:span text:style-name="T1">qtde_graos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9" draw:layer="layout" svg:width="6cm" svg:height="1cm" svg:x="13.4cm" svg:y="19.1cm">
          <text:p text:style-name="P1"><text:span text:style-name="T1">qtde_sacosr = qtde_sac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2.349cm" svg:y1="16.4cm" svg:x2="4.799cm" svg:y2="18.6cm" draw:start-shape="id7" draw:start-glue-point="6" draw:end-shape="id8" draw:end-glue-point="4" svg:d="m12349 16400v1101h-7550v1099">
          <text:p/>
        </draw:connector>
        <draw:connector draw:style-name="gr2" draw:text-style-name="P1" draw:layer="layout" svg:x1="15.1cm" svg:y1="14.899cm" svg:x2="16.4cm" svg:y2="19.1cm" draw:start-shape="id7" draw:start-glue-point="7" draw:end-shape="id9" svg:d="m15100 14899h1300v4201">
          <text:p/>
        </draw:connector>
        <draw:frame draw:style-name="gr4" draw:text-style-name="P3" draw:layer="layout" svg:width="1.5cm" svg:height="0.747cm" svg:x="10.4cm" svg:y="16.1cm">
          <draw:text-box>
            <text:p><text:span text:style-name="T2">Sim</text:span></text:p>
          </draw:text-box>
        </draw:frame>
        <draw:frame draw:style-name="gr4" draw:text-style-name="P3" draw:layer="layout" svg:width="1.5cm" svg:height="0.747cm" svg:x="15.1cm" svg:y="14.9cm">
          <draw:text-box>
            <text:p><text:span text:style-name="T2">Não </text:span></text:p>
          </draw:text-box>
        </draw:frame>
        <draw:custom-shape draw:style-name="gr1" draw:text-style-name="P2" draw:id="id12" draw:layer="layout" svg:width="10cm" svg:height="1cm" svg:x="5.894cm" svg:y="22.6cm">
          <text:p text:style-name="P1"><text:span text:style-name="T1">Calcula massa_total com</text:span></text:p>
          <text:p text:style-name="P1"><text:span text:style-name="T1">massa_graos + (qtde_sacos * massa_saco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1.613cm" svg:y1="3.35cm" svg:x2="11.613cm" svg:y2="4.138cm" draw:start-shape="id5" draw:start-glue-point="6" draw:end-shape="id10" draw:end-glue-point="4" svg:d="m11613 3350v788">
          <text:p/>
        </draw:connector>
        <draw:custom-shape draw:style-name="gr3" draw:text-style-name="P1" draw:id="id11" draw:layer="layout" svg:width="1cm" svg:height="1cm" svg:x="10.4cm" svg:y="20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8.2cm" svg:y1="19.599cm" svg:x2="10.4cm" svg:y2="20.599cm" draw:start-shape="id8" draw:start-glue-point="7" draw:end-shape="id11" draw:end-glue-point="6" svg:d="m8200 19599h1101v1000h1099">
          <text:p/>
        </draw:connector>
        <draw:connector draw:style-name="gr2" draw:text-style-name="P1" draw:layer="layout" svg:x1="13.4cm" svg:y1="19.599cm" svg:x2="11.4cm" svg:y2="20.599cm" draw:start-shape="id9" draw:start-glue-point="5" draw:end-shape="id11" draw:end-glue-point="10" svg:d="m13400 19599h-1000v1000h-1000">
          <text:p/>
        </draw:connector>
        <draw:connector draw:style-name="gr2" draw:text-style-name="P1" draw:layer="layout" svg:x1="10.899cm" svg:y1="21.1cm" svg:x2="10.893cm" svg:y2="22.6cm" draw:start-shape="id11" draw:start-glue-point="8" draw:end-shape="id12" draw:end-glue-point="4" svg:d="m10899 21100v750h-6v750">
          <text:p/>
        </draw:connector>
        <draw:connector draw:style-name="gr2" draw:text-style-name="P1" draw:layer="layout" svg:x1="10.893cm" svg:y1="23.6cm" svg:x2="10.889cm" svg:y2="24.914cm" draw:start-shape="id12" draw:start-glue-point="6" draw:end-shape="id13" draw:end-glue-point="5" svg:d="m10893 23600v658h-4v656">
          <text:p/>
        </draw:connector>
        <draw:connector draw:style-name="gr2" draw:text-style-name="P1" draw:layer="layout" svg:x1="14.671cm" svg:y1="25.963cm" svg:x2="17.738cm" svg:y2="24.397cm" draw:start-shape="id13" draw:start-glue-point="9" draw:end-shape="id14" draw:end-glue-point="5" svg:d="m14671 25963h2019v-1566h1048">
          <text:p/>
        </draw:connector>
        <draw:connector draw:style-name="gr2" draw:text-style-name="P1" draw:layer="layout" svg:x1="11.613cm" svg:y1="5.138cm" svg:x2="11.603cm" svg:y2="6.1cm" draw:start-shape="id10" draw:start-glue-point="6" draw:end-shape="id3" draw:end-glue-point="4" svg:d="m11613 5138v482h-10v480">
          <text:p/>
        </draw:connector>
        <draw:frame draw:style-name="gr5" draw:text-style-name="P5" draw:layer="layout" svg:width="5cm" svg:height="2.5cm" svg:x="0.9cm" svg:y="26.2cm">
          <draw:text-box>
            <text:p text:style-name="P5"><text:span text:style-name="T3">Raimundo A. P. Santos</text:span></text:p>
            <text:p text:style-name="P5"><text:span text:style-name="T3"/></text:p>
            <text:p text:style-name="P5"><text:span text:style-name="T3">678345-7</text:span></text:p>
            <text:p text:style-name="P5"><text:span text:style-name="T3"/></text:p>
            <text:p text:style-name="P5"><text:span text:style-name="T3">Física Computacio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7T16:54:26</meta:creation-date>
    <dc:date>2009-09-03T01:51:16</dc:date>
    <meta:editing-duration>PT01H16M12S</meta:editing-duration>
    <meta:editing-cycles>5</meta:editing-cycles>
    <meta:generator>OpenOffice.org/3.1$Linux OpenOffice.org_project/310m19$Build-9420</meta:generator>
    <meta:document-statistic meta:object-count="34"/>
    <meta:user-defined meta:name="Informações 1"/>
    <meta:user-defined meta:name="Informações 2"/>
    <meta:user-defined meta:name="Informações 3"/>
    <meta:user-defined meta:name="Informações 4"/>
  </office:meta>
</office:document-meta>
</file>